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9900" fo:font-size="8pt" style:font-size-asian="8pt" style:font-size-complex="8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transparent"/>
      <style:text-properties fo:color="#009900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table:style-name="ce7"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Remove unwanted commmented code</text:p>
          </table:table-cell>
          <table:table-cell table:number-columns-repeated="3"/>
          <table:table-cell table:style-name="ce3" office:value-type="string" calcext:value-type="string">
            <text:p>Time limit : 10 min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8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3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PT modification &amp; testi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MCPT modification &amp; testing</text:p>
          </table:table-cell>
          <table:table-cell table:number-columns-repeated="3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ing EM &amp; repairing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3"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Logic for checking tim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stop EM when changes by a small del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scellaneous work – review,test misc, &amp; oth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bmissi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10 min tak chalao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table:style-name="ce7"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11"/>
          <table:table-cell table:style-name="ce3" office:value-type="string" calcext:value-type="string">
            <text:p>New Format Check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3" office:value-type="string" calcext:value-type="string">
            <text:p>You can hard code this. Make sure to send 0.0001 as minimum and 0.9999 as maximum valu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11"/>
          <table:table-cell table:style-name="ce9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20:37:56.095527604</dc:date>
    <meta:editing-duration>PT13H21M17S</meta:editing-duration>
    <meta:editing-cycles>82</meta:editing-cycles>
    <meta:generator>LibreOffice/4.3.3.2$Linux_X86_64 LibreOffice_project/430m0$Build-2</meta:generator>
    <meta:document-statistic meta:table-count="1" meta:cell-count="33" meta:object-count="0"/>
  </office:meta>
</office:document-meta>
</file>